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afl-fuzz</text:p>
            <text:p text:style-name="P1"/>
            <text:p text:style-name="P1">build a program with coverage instrumentation</text:p>
            <text:p text:style-name="P1">feed the program lots of inputs</text:p>
            <text:p text:style-name="P1">record the “interesting” ones (crashes)</text:p>
            <text:p text:style-name="P1">use “interesting” cases + coverage #s to find mo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FL instrumentation:</text:p>
            <text:p>in OCaml since 4.04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fl-2.52b/docs/technical_details.txt:</text:p>
            <text:p/>
            <text:p><text:s/><text:span text:style-name="T1"><text:s/></text:span><text:span text:style-name="T1">A -&gt; B -&gt; C -&gt; D -&gt; E</text:span></text:p>
            <text:p><text:span text:style-name="T1">(tuples: AB, BC, CD, DE)</text:span></text:p>
            <text:p><text:span text:style-name="T1"/></text:p>
            <text:p><text:span text:style-name="T1"><text:s text:c="2"/></text:span><text:span text:style-name="T1">A -&gt; B -&gt; D -&gt; C -&gt; E</text:span></text:p>
            <text:p><text:span text:style-name="T1">(tuples: AB, BD, DC, CE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afl-fuzz + </text:p>
            <text:p>instrumented OCaml binary = </text:p>
            <text:p/>
            <text:p>find inputs that crash</text:p>
            <text:p>(uncaught exceptions, often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roperty-based generative testing:</text:p>
            <text:p/>
            <text:p>state an invariant for a computation over inputs</text:p>
            <text:p>try to discover counterexamples</text:p>
            <text:p/>
            <text:p>ex: quickcheck, hypothesi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overage-guided fuzzer (afl)</text:p>
            <text:p>+</text:p>
            <text:p>property-based testing (quickcheck)</text:p>
            <text:p>=</text:p>
            <text:p>crowba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22.789cm" svg:x="1.4cm" svg:y="-2.43cm" presentation:class="subtitle" presentation:user-transformed="true">
          <draw:text-box>
            <text:p/>
            <text:p/>
            <text:p>xmldiff: zoggy/xmldiff#4</text:p>
            <text:p>calendar: https://forge.ocamlcore.org/tracker/index.php?func=detail&amp;aid=1748&amp;group_id=83&amp;atid=415</text:p>
            <text:p>cbor: ygrek/ocaml-cbor#1</text:p>
            <text:p>bson: MassD/bson#16</text:p>
            <text:p>bes: (via email)</text:p>
            <text:p>uunf: dbuenzli/uunf#8, dbuenzli/uunf#10</text:p>
            <text:p>bencode: rgrinberg/bencode#4</text:p>
            <text:p>fpath: dbuenzli/fpath#10</text:p>
            <text:p>charrua-core: mirage/charrua-core#47, mirage/charrua-core#48, mirage/charrua-core#48, mirage/charrua-core#49, mirage/charrua-core#50, mirage/charrua-core#51, mirage/charrua-core#52, mirage/charrua-core#53, mirage/charrua-core#54, mirage/charrua-core#55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roblems to solve:</text:p>
            <text:p/>
            <text:p>CI with randomized tests</text:p>
            <text:p/>
            <text:p><text:a xlink:href="https://github.com/yomimono/ocaml-bun" xlink:type="simple">https://github.com/yomimono/ocaml-bun</text:a></text:p>
            <text:p>(POC for OCaml stdlib at https://github.com/yomimono/ocaml-test-stdlib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roblems to solve:</text:p>
            <text:p/>
            <text:p>writing tests for custom types is tedious</text:p>
            <text:p><text:a xlink:href="https://github.com/yomimono/ppx_deriving_crowbar" xlink:type="simple">https://github.com/yomimono/ppx_deriving_crowbar</text:a></text:p>
            <text:p>POC at <text:a xlink:href="https://github.com/yomimono/ocaml-test-omp" xlink:type="simple">https://github.com/yomimono/ocaml-test-omp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roblems to solve</text:p>
            <text:p/>
            <text:p>stack :(</text:p>
            <text:p/>
            <text:p>no solution yet, but hopefully one forthco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roblems to solve</text:p>
            <text:p/>
            <text:p>reproducibility</text:p>
            <text:p/>
            <text:p>ppx_stage branch of crowbar: output OCaml file that completely reproduces the input</text:p>
            <text:p/>
            <text:p>(experimental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9:45:54.375867141</meta:creation-date>
    <dc:date>2017-12-03T10:04:08.201875153</dc:date>
    <meta:editing-duration>PT22H30M45S</meta:editing-duration>
    <meta:editing-cycles>3</meta:editing-cycles>
    <meta:generator>LibreOffice/4.3.3.2$Linux_X86_64 LibreOffice_project/430m0$Build-2</meta:generator>
    <meta:document-statistic meta:object-count="54"/>
  </office:meta>
</office:document-meta>
</file>